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51fa7e" officeooo:paragraph-rsid="0051fa7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47d77b" officeooo:paragraph-rsid="0052cfee"/>
    </style:style>
    <style:style style:name="P3" style:family="paragraph" style:parent-style-name="Standard">
      <style:paragraph-properties fo:text-align="justify" style:justify-single-word="false"/>
      <style:text-properties officeooo:rsid="0051fa7e" officeooo:paragraph-rsid="0051fa7e"/>
    </style:style>
    <style:style style:name="P4" style:family="paragraph" style:parent-style-name="Standard">
      <style:paragraph-properties fo:text-align="justify" style:justify-single-word="false"/>
      <style:text-properties officeooo:rsid="00566270" officeooo:paragraph-rsid="00566270"/>
    </style:style>
    <style:style style:name="P5" style:family="paragraph" style:parent-style-name="Standard">
      <style:paragraph-properties fo:text-align="justify" style:justify-single-word="false"/>
      <style:text-properties officeooo:rsid="00566270" officeooo:paragraph-rsid="0059ad78"/>
    </style:style>
    <style:style style:name="P6" style:family="paragraph" style:parent-style-name="Standard">
      <style:paragraph-properties fo:text-align="justify" style:justify-single-word="false"/>
      <style:text-properties officeooo:rsid="00580381" officeooo:paragraph-rsid="00580381"/>
    </style:style>
    <style:style style:name="P7" style:family="paragraph" style:parent-style-name="Standard">
      <style:paragraph-properties fo:text-align="justify" style:justify-single-word="false"/>
      <style:text-properties officeooo:rsid="0059ad78" officeooo:paragraph-rsid="0059ad78"/>
    </style:style>
    <style:style style:name="P8" style:family="paragraph" style:parent-style-name="Standard">
      <style:paragraph-properties fo:text-align="justify" style:justify-single-word="false"/>
      <style:text-properties officeooo:paragraph-rsid="005abcf6"/>
    </style:style>
    <style:style style:name="P9" style:family="paragraph" style:parent-style-name="Standard">
      <style:paragraph-properties fo:text-align="justify" style:justify-single-word="false"/>
      <style:text-properties officeooo:rsid="0059ad78" officeooo:paragraph-rsid="0059ad78"/>
    </style:style>
    <style:style style:name="P10" style:family="paragraph" style:parent-style-name="Standard">
      <style:paragraph-properties fo:text-align="justify" style:justify-single-word="false"/>
      <style:text-properties officeooo:rsid="00580381" officeooo:paragraph-rsid="00580381"/>
    </style:style>
    <style:style style:name="P11" style:family="paragraph" style:parent-style-name="Standard">
      <style:paragraph-properties fo:text-align="justify" style:justify-single-word="false"/>
      <style:text-properties officeooo:rsid="00580381" officeooo:paragraph-rsid="005db35e"/>
    </style:style>
    <style:style style:name="P12" style:family="paragraph" style:parent-style-name="Standard">
      <style:paragraph-properties fo:text-align="justify" style:justify-single-word="false"/>
      <style:text-properties officeooo:rsid="00580381" officeooo:paragraph-rsid="005df760"/>
    </style:style>
    <style:style style:name="P13" style:family="paragraph" style:parent-style-name="Standard">
      <style:paragraph-properties fo:text-align="justify" style:justify-single-word="false"/>
      <style:text-properties officeooo:rsid="0051fa7e" officeooo:paragraph-rsid="0051fa7e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51fa7e" officeooo:paragraph-rsid="005df760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fo:font-weight="normal" officeooo:rsid="005f3681" officeooo:paragraph-rsid="005f368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5fd3ac" officeooo:paragraph-rsid="005fd3ac"/>
    </style:style>
    <style:style style:name="T1" style:family="text">
      <style:text-properties officeooo:rsid="0051fa7e"/>
    </style:style>
    <style:style style:name="T2" style:family="text">
      <style:text-properties officeooo:rsid="0052cfee"/>
    </style:style>
    <style:style style:name="T3" style:family="text">
      <style:text-properties officeooo:rsid="0059ad78"/>
    </style:style>
    <style:style style:name="T4" style:family="text">
      <style:text-properties officeooo:rsid="005abcf6"/>
    </style:style>
    <style:style style:name="T5" style:family="text">
      <style:text-properties officeooo:rsid="005c7d72"/>
    </style:style>
    <style:style style:name="T6" style:family="text">
      <style:text-properties officeooo:rsid="005db35e"/>
    </style:style>
    <style:style style:name="T7" style:family="text">
      <style:text-properties officeooo:rsid="005df760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5fd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12.03.2018y.</text:p>
      <text:p text:style-name="P1">MDADM + install Lubuntu Alternate on RAID0 </text:p>
      <text:p text:style-name="P2"><text:tab/><text:span text:style-name="T1">Mdadm is useful package for making software disk array software controller. Please refer to user manual ( #man mdadm ). Please refer to these commands for providing non system-bootable disk for separate data IO, or swap area:</text:span></text:p>
      <text:p text:style-name="P3">1) install mdadm package:</text:p>
      <text:p text:style-name="P3"><text:tab/>#sudo aptitude install mdadm</text:p>
      <text:p text:style-name="P3">2) cut every disk to constant size with Gparted Graphical User Interface:</text:p>
      <text:p text:style-name="P3"><text:tab/>#sudo aptitude install gparted &amp;&amp; sudo gparted</text:p>
      <text:p text:style-name="P3"><text:s text:c="4"/>Device-&gt;Create Partition Table -&gt; msdos</text:p>
      <text:p text:style-name="P3"><text:s text:c="4"/>Partition-&gt;New-&gt;#ConstantSizeOnEachDisk</text:p>
      <text:p text:style-name="P3"><text:tab/><text:span text:style-name="T2">#</text:span>sudo mdadm --create --verbose /dev/md0 --level=0 --raid-devices=<text:span text:style-name="T2">X</text:span> /dev/sd<text:span text:style-name="T2">x</text:span> /dev/sd<text:span text:style-name="T2">y /dev/sdz …</text:span></text:p>
      <text:p text:style-name="P14">install Lubuntu Alternate on <text:span text:style-name="T7">software</text:span> RAID0 </text:p>
      <text:p text:style-name="P3"><text:tab/>RAID 0 is non-disk-failure-robust disk array implementation providing simplest and fastest solution for multiple disk utilization. One can configure and install system on such solution. Most motherboard supports up to 2-3GBps throughput for <text:span text:style-name="T9">all</text:span> <text:span text:style-name="T9">peripheral</text:span> ports. In such system software disk array provides quite good results with capacity, price, real Read/Write throughput, and kIOps/GB. On the other hand it would be cheaper to use efficiently M.2 disks – but this technology is not popular, and <text:span text:style-name="T9">still</text:span> expensive nowadays. <text:span text:style-name="T3">At beginning of 2018y. capacity optimal are: used 3.5’’ SATA( 4 – 6 pieces )/PATA( 4 pieces ) HDD’s, 7.2krpm, 8MB SRAM cache, 80-250GB ( for example 6x160GB ) via 512B/disk sequential accesses. Pseudo random access optimal is usage of 2.5’’ SATA( 2 – 4 pieces ) SSD’s, 120GB via 4kB/disk sequential accesses.</text:span></text:p>
      <text:p text:style-name="P7">1) download Lubuntu Alternate, and make bootable pendrive via Startup Disk Creator, <text:span text:style-name="T9">or UNetBootIn</text:span>:</text:p>
      <text:p text:style-name="P8"><text:span text:style-name="T3"><text:tab/></text:span><text:a xlink:type="simple" xlink:href="https://lubuntu.net/downloads/" text:style-name="Internet_20_link" text:visited-style-name="Visited_20_Internet_20_Link"><text:span text:style-name="T3">https://lubuntu.net/downloads/</text:span></text:a></text:p>
      <text:p text:style-name="P8"><text:span text:style-name="T3">2) install in an ordinary way ( please refer to: “</text:span><text:a xlink:type="simple" xlink:href="https://www.youtube.com/watch?v=cNQq53bbgQI&amp;t=169s" text:style-name="Internet_20_link" text:visited-style-name="Visited_20_Internet_20_Link"><text:span text:style-name="T3">https://www.youtube.com/watch?v=cNQq53bbgQI&amp;t=169s</text:span></text:a><text:span text:style-name="T3">” ). Set on each disk two partitions with CONSTANT SIZE. Firstly delete every past partition on disks ( please make sure, that data is copied, and there are connected, disk meant only for erasing ). </text:span></text:p>
      <text:p text:style-name="P5"><text:tab/><text:span text:style-name="T8">Raid space1:</text:span></text:p>
      <text:p text:style-name="P5"><text:tab/><text:span text:style-name="T3">Use as: “physical volume for RAID”</text:span></text:p>
      <text:p text:style-name="P4"><text:tab/><text:span text:style-name="T3">Type f</text:span>or Swap: “primary”</text:p>
      <text:p text:style-name="P4"><text:tab/><text:span text:style-name="T3">From </text:span>beginnin<text:span text:style-name="T7">g</text:span></text:p>
      <text:p text:style-name="P4"><text:tab/><text:span text:style-name="T8">Raid space2:</text:span></text:p>
      <text:p text:style-name="P7"><text:tab/>Use as: “physical volume for RAID”</text:p>
      <text:p text:style-name="P4"><text:tab/><text:span text:style-name="T3">Type f</text:span>or <text:span text:style-name="T3">operating</text:span> system: “logical”</text:p>
      <text:p text:style-name="P4"><text:tab/>beginning</text:p>
      <text:p text:style-name="P4"><text:tab/><text:tab/><text:span text:style-name="T4">Configure software RAID-&gt;Create MD Device -&gt; RAID 0, and check with space:</text:span></text:p>
      <text:p text:style-name="P6"><text:tab/><text:tab/><text:tab/>space1 <text:span text:style-name="T5">disk partitions</text:span> Raid 0 – <text:span text:style-name="T6">for swap</text:span></text:p>
      <text:p text:style-name="P6"><text:tab/><text:tab/><text:tab/>space2 <text:span text:style-name="T5">disk partitions</text:span> Raid 0 – <text:span text:style-name="T6">for operating system</text:span></text:p>
      <text:p text:style-name="P6"><text:tab/><text:tab/><text:tab/><text:span text:style-name="T6">Created RAID 0 disks set to:</text:span></text:p>
      <text:p text:style-name="P11"><text:tab/><text:tab/><text:tab/><text:tab/>space1 Raid 0 Use as: “<text:span text:style-name="T6">s</text:span>wap area”</text:p>
      <text:p text:style-name="P12"><text:tab/><text:tab/><text:tab/><text:tab/><text:span text:style-name="T6">space2 Raid 0 Use as: “Ext4 journaling file system”; </text:span></text:p>
      <text:p text:style-name="P12"><text:span text:style-name="T6"><text:tab/><text:tab/><text:tab/><text:tab/><text:tab/><text:tab/>Mount point: “/ - the root file system”</text:span></text:p>
      <text:p text:style-name="P12"/>
      <text:p text:style-name="P16">Post Scriptum: i<text:span text:style-name="T3">f one is not sure, he or she should physically disconnect essential disk dev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3492in" fo:margin-right="0.2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18-03-12T18:01:52.344263521</dc:date>
    <meta:editing-duration>PT11H45M56S</meta:editing-duration>
    <meta:editing-cycles>69</meta:editing-cycles>
    <meta:generator>LibreOffice/5.4.5.1$Linux_X86_64 LibreOffice_project/40m0$Build-1</meta:generator>
    <meta:document-statistic meta:table-count="0" meta:image-count="0" meta:object-count="0" meta:page-count="1" meta:paragraph-count="31" meta:word-count="389" meta:character-count="2567" meta:non-whitespace-character-count="2157"/>
  </office:meta>
</office:document-meta>
</file>